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1ff9" officeooo:paragraph-rsid="00071ff9"/>
    </style:style>
    <style:style style:name="P2" style:family="paragraph" style:parent-style-name="Standard">
      <style:text-properties officeooo:rsid="000fba9e" officeooo:paragraph-rsid="00114b2f"/>
    </style:style>
    <style:style style:name="P3" style:family="paragraph" style:parent-style-name="Standard" style:list-style-name="L1">
      <style:text-properties officeooo:rsid="00114b2f" officeooo:paragraph-rsid="00114b2f"/>
    </style:style>
    <style:style style:name="P4" style:family="paragraph" style:parent-style-name="Standard">
      <style:text-properties officeooo:rsid="00114b2f" officeooo:paragraph-rsid="00114b2f"/>
    </style:style>
    <style:style style:name="P5" style:family="paragraph" style:parent-style-name="Standard" style:list-style-name="L2">
      <style:text-properties officeooo:rsid="00114b2f" officeooo:paragraph-rsid="00114b2f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1ff9" officeooo:paragraph-rsid="00071ff9" style:font-weight-asian="bold" style:font-weight-complex="bold"/>
    </style:style>
    <style:style style:name="P7" style:family="paragraph" style:parent-style-name="Standard">
      <style:text-properties fo:font-weight="bold" officeooo:rsid="000fba9e" officeooo:paragraph-rsid="000fba9e" style:font-weight-asian="bold" style:font-weight-complex="bold"/>
    </style:style>
    <style:style style:name="P8" style:family="paragraph" style:parent-style-name="Standard">
      <style:text-properties fo:font-weight="bold" officeooo:rsid="00114b2f" officeooo:paragraph-rsid="00114b2f" style:font-weight-asian="bold" style:font-weight-complex="bold"/>
    </style:style>
    <style:style style:name="P9" style:family="paragraph" style:parent-style-name="Standard">
      <style:text-properties fo:font-weight="bold" officeooo:rsid="00116a77" officeooo:paragraph-rsid="00116a77" style:font-weight-asian="bold" style:font-weight-complex="bold"/>
    </style:style>
    <style:style style:name="P10" style:family="paragraph" style:parent-style-name="Standard">
      <style:text-properties fo:font-weight="bold" officeooo:rsid="0012848b" officeooo:paragraph-rsid="0012848b" style:font-weight-asian="bold" style:font-weight-complex="bold"/>
    </style:style>
    <style:style style:name="P11" style:family="paragraph" style:parent-style-name="Standard">
      <style:text-properties fo:font-weight="bold" officeooo:rsid="00158c6b" officeooo:paragraph-rsid="00158c6b" style:font-weight-asian="bold" style:font-weight-complex="bold"/>
    </style:style>
    <style:style style:name="P12" style:family="paragraph" style:parent-style-name="Standard">
      <style:text-properties fo:font-weight="bold" officeooo:rsid="0019f03b" officeooo:paragraph-rsid="0019f03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4b76c" officeooo:paragraph-rsid="0024b76c" style:font-weight-asian="bold" style:font-weight-complex="bold"/>
    </style:style>
    <style:style style:name="P14" style:family="paragraph" style:parent-style-name="Standard" style:list-style-name="L3">
      <style:text-properties officeooo:rsid="0012848b" officeooo:paragraph-rsid="0012848b"/>
    </style:style>
    <style:style style:name="P15" style:family="paragraph" style:parent-style-name="Standard">
      <style:text-properties officeooo:rsid="0012848b" officeooo:paragraph-rsid="0012848b"/>
    </style:style>
    <style:style style:name="P16" style:family="paragraph" style:parent-style-name="Standard" style:list-style-name="L4">
      <style:text-properties officeooo:rsid="0012848b" officeooo:paragraph-rsid="0012848b"/>
    </style:style>
    <style:style style:name="P17" style:family="paragraph" style:parent-style-name="Standard" style:list-style-name="L4">
      <style:text-properties officeooo:rsid="0013d626" officeooo:paragraph-rsid="0013d626"/>
    </style:style>
    <style:style style:name="P18" style:family="paragraph" style:parent-style-name="Standard" style:list-style-name="L5">
      <style:text-properties officeooo:rsid="00158c6b" officeooo:paragraph-rsid="0015bea3"/>
    </style:style>
    <style:style style:name="P19" style:family="paragraph" style:parent-style-name="Standard">
      <style:text-properties officeooo:rsid="00158c6b" officeooo:paragraph-rsid="0015bea3"/>
    </style:style>
    <style:style style:name="P20" style:family="paragraph" style:parent-style-name="Standard" style:list-style-name="L5">
      <style:text-properties officeooo:rsid="001837a8" officeooo:paragraph-rsid="001837a8"/>
    </style:style>
    <style:style style:name="P21" style:family="paragraph" style:parent-style-name="Standard" style:list-style-name="L6">
      <style:text-properties officeooo:rsid="0019f03b" officeooo:paragraph-rsid="0019f03b"/>
    </style:style>
    <style:style style:name="P22" style:family="paragraph" style:parent-style-name="Standard" style:list-style-name="L6">
      <style:text-properties fo:font-weight="normal" officeooo:rsid="0019f03b" officeooo:paragraph-rsid="0019f03b" style:font-weight-asian="normal" style:font-weight-complex="normal"/>
    </style:style>
    <style:style style:name="T1" style:family="text">
      <style:text-properties officeooo:rsid="00086e33"/>
    </style:style>
    <style:style style:name="T2" style:family="text">
      <style:text-properties officeooo:rsid="000a70db"/>
    </style:style>
    <style:style style:name="T3" style:family="text">
      <style:text-properties officeooo:rsid="00114b2f"/>
    </style:style>
    <style:style style:name="T4" style:family="text">
      <style:text-properties officeooo:rsid="0012848b"/>
    </style:style>
    <style:style style:name="T5" style:family="text">
      <style:text-properties officeooo:rsid="0013d626"/>
    </style:style>
    <style:style style:name="T6" style:family="text">
      <style:text-properties officeooo:rsid="001447dc"/>
    </style:style>
    <style:style style:name="T7" style:family="text">
      <style:text-properties officeooo:rsid="0015bea3"/>
    </style:style>
    <style:style style:name="T8" style:family="text">
      <style:text-properties officeooo:rsid="001837a8"/>
    </style:style>
    <style:style style:name="T9" style:family="text">
      <style:text-properties officeooo:rsid="001af195"/>
    </style:style>
    <style:style style:name="T10" style:family="text">
      <style:text-properties officeooo:rsid="001c4db3"/>
    </style:style>
    <style:style style:name="T11" style:family="text">
      <style:text-properties officeooo:rsid="001eebc8"/>
    </style:style>
    <style:style style:name="T12" style:family="text">
      <style:text-properties officeooo:rsid="0022720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I</text:span>mplementation of <text:span text:style-name="T1">a heuristic solution for the Dial-A-Ride problem</text:span></text:p>
      <text:p text:style-name="P13"><text:span text:style-name="T1">S</text:span>ubmitted by Abhijith Madhav(MT2013002)</text:p>
      <text:p text:style-name="P1"/>
      <text:p text:style-name="P7"><text:span text:style-name="T3">A</text:span>lgorithm</text:p>
      <text:list xml:id="list6064467246700646077" text:style-name="L1">
        <text:list-item>
          <text:p text:style-name="P3">Sort requests by the earliest pickup time.</text:p>
        </text:list-item>
        <text:list-item>
          <text:p text:style-name="P3">For each request</text:p>
          <text:list>
            <text:list-item>
              <text:p text:style-name="P3">Repeat for all taxis</text:p>
              <text:list>
                <text:list-item>
                  <text:p text:style-name="P3">Try inserting each request into the schedule of a taxi.</text:p>
                </text:list-item>
                <text:list-item>
                  <text:p text:style-name="P3">If successful proceed to next request.</text:p>
                </text:list-item>
              </text:list>
            </text:list-item>
          </text:list>
        </text:list-item>
      </text:list>
      <text:p text:style-name="P2"/>
      <text:p text:style-name="P11">Heuristic<text:span text:style-name="T8">s and assumptions</text:span></text:p>
      <text:list xml:id="list9157987951093343397" text:style-name="L5">
        <text:list-item>
          <text:p text:style-name="P18">The problem statement does not bound the drop time of a request. <text:span text:style-name="T7">The implementation bounds the drop time as twice the time taken to cover the shortest time between the source and the destination.</text:span></text:p>
        </text:list-item>
        <text:list-item>
          <text:p text:style-name="P18"><text:span text:style-name="T7">Doing so ensures that the taxi does not take a circuitous path. A circuitous path in itself is not harmful as there is no costs associated with traveling extra distance. But a side effect is that the taxi does not empty itself quickly to pickup new customers.</text:span></text:p>
        </text:list-item>
        <text:list-item>
          <text:p text:style-name="P20"><text:span text:style-name="T7">T</text:span>he algorithm makes an assumption that the initial locations of the taxi and the requests are well distributed spatially in the city map.</text:p>
        </text:list-item>
      </text:list>
      <text:p text:style-name="P19"/>
      <text:p text:style-name="P8">Data Structures used</text:p>
      <text:list xml:id="list6889697145544713777" text:style-name="L2">
        <text:list-item>
          <text:p text:style-name="P5">A linked list is used to represent the route a taxi takes. <text:span text:style-name="T4">A stop in the route is represented by the node of the linked list. Insertions in the middle are efficient in a linked list.</text:span></text:p>
        </text:list-item>
      </text:list>
      <text:p text:style-name="P4"/>
      <text:p text:style-name="P12">Complexity</text:p>
      <text:list xml:id="list5919704716381457411" text:style-name="L6">
        <text:list-item>
          <text:p text:style-name="P22">Time – <draw:frame draw:style-name="fr1" draw:name="Object1" text:anchor-type="as-char" svg:y="-0.172in" svg:width="0.5154in" svg:height="0.2201in" draw:z-index="0"><draw:object xlink:href="./Object 1" xlink:type="simple" xlink:show="embed" xlink:actuate="onLoad"/><draw:image xlink:href="./ObjectReplacements/Object 1" xlink:type="simple" xlink:show="embed" xlink:actuate="onLoad"/></draw:frame> <text:span text:style-name="T11">where</text:span> <text:span text:style-name="T9">m is the number of requests</text:span></text:p>
        </text:list-item>
        <text:list-item>
          <text:p text:style-name="P21">Space – <text:span text:style-name="T10"><draw:frame draw:style-name="fr1" draw:name="Object2" text:anchor-type="as-char" svg:y="-0.152in" svg:width="0.4244in" svg:height="0.199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</text:list>
      <text:p text:style-name="P9"/>
      <text:p text:style-name="P9">References</text:p>
      <text:list xml:id="list8575732983891508034" text:style-name="L3">
        <text:list-item>
          <text:p text:style-name="P14">A <text:span text:style-name="T12">h</text:span>euristic algorithm for the multi-vehicle advance request Dial-A-Ride problem with time windows – Jang-Jei Jaw, Amedeo T. Odoni, Harilaos N. Psaraftis and Nigel H. M. Wilson - MIT - 1984</text:p>
        </text:list-item>
      </text:list>
      <text:p text:style-name="P15"/>
      <text:p text:style-name="P10">Further improvements</text:p>
      <text:list xml:id="list7650121616423352685" text:style-name="L4">
        <text:list-item>
          <text:p text:style-name="P16">Instead of trying to add requests to taxis in a fixed order, the taxis ordered by their proximity to the pickup point must be <text:span text:style-name="T5">considered.</text:span></text:p>
        </text:list-item>
        <text:list-item>
          <text:p text:style-name="P17">A balanced search tree(nodes representing stops) ordered by the <text:span text:style-name="T6">earliest</text:span> pickup time of a stop can be used <text:span text:style-name="T6">to avoid scanning through the linear linked list in search for an insert position. Can then reduce the complexity to O(m log 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22:48:00.056235156</meta:creation-date>
    <dc:title>T1</dc:title>
    <meta:editing-duration>PT54M42S</meta:editing-duration>
    <meta:editing-cycles>9</meta:editing-cycles>
    <meta:generator>LibreOffice/4.1.2.3$Linux_x86 LibreOffice_project/410m0$Build-3</meta:generator>
    <meta:initial-creator>Kempa </meta:initial-creator>
    <dc:date>2013-11-09T00:35:49.741066019</dc:date>
    <dc:creator>Kempa </dc:creator>
    <meta:document-statistic meta:table-count="0" meta:image-count="0" meta:object-count="2" meta:page-count="1" meta:paragraph-count="22" meta:word-count="313" meta:character-count="1768" meta:non-whitespace-character-count="1484"/>
    <meta:template xlink:type="simple" xlink:actuate="onRequest" xlink:title="T1" xlink:href="../../../../.config/libreoffice/4/user/template/T1.ott" meta:date="2013-11-08T22:47:56.817726052"/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sup>
            <mi>m</mi>
            <mn>2</mn>
          </msup>
        </mrow>
        <mo stretchy="false">)</mo>
      </mrow>
    </mrow>
    <annotation encoding="StarMath 5.0">O(m^2)</annotation>
  </semantics>
</math>
</file>

<file path=Object 2/content.xml><?xml version="1.0" encoding="utf-8"?>
<math xmlns="http://www.w3.org/1998/Math/MathML">
  <semantics>
    <mrow>
      <mi>O</mi>
      <mrow>
        <mo stretchy="false">(</mo>
        <mrow>
          <mn>1</mn>
        </mrow>
        <mo stretchy="false">)</mo>
      </mrow>
    </mrow>
    <annotation encoding="StarMath 5.0">O(1)</annotation>
  </semantics>
</math>
</file>